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ffectiveNodeType.getMatchingPropDef( PropDef [ ] defs , int typ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EffectiveNodeType.includesNodeType( Name node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ectiveNodeType.checkSetPropertyValueConstraints( PropDef pd , InternalValue [ ] value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EffectiveNodeType.getNamedNodeDefs( Name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ffectiveNodeType.checkAddNodeConstraints( 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ffectiveNodeType.getNamedPropDefs( Name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ffectiveNodeType.getInheritedNod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ectiveNodeType.EffectiveNod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ffectiveNodeType.getAutoCreatePropDef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EffectiveNodeType.getApplicablePropertyDef( Name name , int type , boolean multiValu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ffectiveNodeType.getUnnamedPropDef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ffectiveNodeType.getAllPropDefs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EffectiveNodeType.getMatchingPropDef( PropDef [ ] defs , int type , boolean multiValued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EffectiveNodeType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ffectiveNodeType.getMandatoryNodeDef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EffectiveNodeType.getNamedItemDefs( Name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ffectiveNodeType.hasNamedItemDef(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ectiveNodeType.checkRemoveItemConstraints( Name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ffectiveNodeType.getNamedItemDef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ffectiveNodeType.getAllItemDef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ffectiveNodeType.getNamedPropDef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EffectiveNodeType.getMergedNod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ectiveNodeType.includesNodeTypes( Name [ ] nodeType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ectiveNodeType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ectiveNodeType.merge( EffectiveNodeType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ffectiveNodeType.getMandatoryPropDef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EffectiveNodeType.internalMerge( EffectiveNodeType other , boolean supertype )</text:p>
          </table:table-cell>
          <table:table-cell office:value-type="float" office:value="31">
            <text:p text:style-name="Table_20_Contents">31</text:p>
          </table:table-cell>
          <table:table-cell office:value-type="float" office:value="36">
            <text:p text:style-name="Table_20_Contents">36</text:p>
          </table:table-cell>
          <table:table-cell office:value-type="float" office:value="134">
            <text:p text:style-name="Table_20_Contents">134</text:p>
          </table:table-cell>
        </table:table-row>
        <table:table-row>
          <table:table-cell office:value-type="string">
            <text:p text:style-name="Table_20_Contents">EffectiveNodeType.create( NodeTypeDef ntd , EffectiveNodeTypeCache entCache , Map ntdCache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7">
            <text:p text:style-name="Table_20_Contents">17</text:p>
          </table:table-cell>
          <table:table-cell office:value-type="float" office:value="90">
            <text:p text:style-name="Table_20_Contents">90</text:p>
          </table:table-cell>
        </table:table-row>
        <table:table-row>
          <table:table-cell office:value-type="string">
            <text:p text:style-name="Table_20_Contents">EffectiveNodeType.getAutoCreateNodeDef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EffectiveNodeType.getUnnamedNodeDef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ffectiveNodeType.getAllNod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ectiveNodeType.checkRemovePropertyConstraints( Name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ffectiveNodeType.getNamedNodeDef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EffectiveNodeType.getUnnamedItemDef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ffectiveNodeType.getApplicableChildNodeDef( Name name , Name nodeTypeName , NodeTypeRegistry ntReg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EffectiveNodeType.checkRemoveNodeConstraints( Name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ffectiveNodeType.getApplicablePropertyDef( Name name , int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ffectiveNodeType.checkAddNodeConstraints( Name name , Name nodeTypeName , NodeTypeRegistry ntRe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ffectiveNodeType.getAllNodeDefs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